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68cm" fo:min-width="24.5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02cm" fo:min-width="9.8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84cm" fo:min-width="26.2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2.9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868cm" fo:min-width="26.0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408cm" fo:min-width="27.7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03cm" fo:min-width="26.2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138cm" fo:min-width="27.2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63cm" fo:min-width="25.7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03cm" fo:min-width="27.0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28cm" fo:min-width="25.7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933cm" fo:min-width="27.0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6.1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973cm" fo:min-width="27.5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285cm" fo:min-width="27.9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43cm" fo:min-width="28.2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99cm" fo:min-width="28.64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87cm" fo:min-width="27.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09cm" fo:min-width="27.28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48pt" style:font-size-asian="48pt" style:font-size-complex="48pt"/>
    </style:style>
    <style:style style:name="P3" style:family="paragraph">
      <style:paragraph-properties fo:line-height="200%"/>
    </style:style>
    <style:style style:name="P4" style:family="paragraph">
      <style:paragraph-properties fo:line-height="200%"/>
      <style:text-properties fo:font-size="60pt" style:font-size-asian="60pt" style:font-size-complex="60pt"/>
    </style:style>
    <style:style style:name="P5" style:family="paragraph">
      <style:paragraph-properties fo:line-height="115%"/>
      <style:text-properties fo:font-size="54pt" style:font-size-asian="54pt" style:font-size-complex="54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line-height="115%"/>
      <style:text-properties fo:font-size="36pt" style:font-size-asian="36pt" style:font-size-complex="3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079cm" svg:height="17.018cm" svg:x="1.524cm" svg:y="1.778cm">
          <draw:text-box>
            <text:p text:style-name="P1"><text:span text:style-name="T1">0 intro</text:span></text:p>
            <text:list text:style-name="L1">
              <text:list-item>
                <text:p text:style-name="P1"><text:span text:style-name="T1">today im gonna tell u about </text:span></text:p>
                <text:p text:style-name="P1"><text:span text:style-name="T1">automating security aspects</text:span></text:p>
                <text:p text:style-name="P1"><text:span text:style-name="T1">of delivery pipeline</text:span></text:p>
              </text:list-item>
              <text:list-item>
                <text:p text:style-name="P1"><text:span text:style-name="T1">wojtek – thanks for invitation!</text:span></text:p>
              </text:list-item>
              <text:list-item>
                <text:p text:style-name="P1"><text:span text:style-name="T1">Guys – please do ask questions</text:span></text:p>
                <text:p text:style-name="P1"><text:span text:style-name="T1">during my talk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10.323cm" svg:height="7.352cm" svg:x="1.524cm" svg:y="1.778cm">
          <draw:text-box>
            <text:p text:style-name="P3"><text:span text:style-name="T2">1 intro</text:span></text:p>
            <text:list text:style-name="L1">
              <text:list-item>
                <text:p text:style-name="P3"><text:span text:style-name="T2">About 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6.795cm" svg:height="17.034cm" svg:x="0.849cm" svg:y="1.778cm">
          <draw:text-box>
            <text:p text:style-name="P1"><text:span text:style-name="T3">3 Agenda</text:span></text:p>
            <text:list text:style-name="L1">
              <text:list-item>
                <text:p text:style-name="P1"><text:span text:style-name="T3">not a rocket science but rather</text:span></text:p>
                <text:p text:style-name="P1"><text:span text:style-name="T3">an invitation for playing with </text:span></text:p>
                <text:p text:style-name="P1"><text:span text:style-name="T3">automated security testing</text:span></text:p>
              </text:list-item>
              <text:list-item>
                <text:p text:style-name="P1"><text:span text:style-name="T3">We will talk about Jenkins, </text:span></text:p>
                <text:p text:style-name="P1"><text:span text:style-name="T3">ansible, owasp zap and other </text:span></text:p>
                <text:p text:style-name="P1"><text:span text:style-name="T3">security tool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6" draw:layer="layout" svg:width="25.037cm" svg:height="13.049cm" svg:x="1.524cm" svg:y="1.778cm">
          <draw:text-box>
            <text:p><text:span text:style-name="T4">3 Delivery pipeline</text:span></text:p>
            <text:list text:style-name="L1">
              <text:list-item>
                <text:p><text:span text:style-name="T4">how many devops, pentesters, security </text:span></text:p>
                <text:p><text:span text:style-name="T4">engineers?</text:span></text:p>
              </text:list-item>
              <text:list-item>
                <text:p><text:span text:style-name="T4">Nice distribution out there!</text:span></text:p>
              </text:list-item>
              <text:list-item>
                <text:p><text:span text:style-name="T4">Goal of Delivery pipeline is to make sure</text:span></text:p>
                <text:p><text:span text:style-name="T4">that commited changes are of good quality</text:span></text:p>
              </text:list-item>
              <text:list-item>
                <text:p><text:span text:style-name="T4">Linux containers: tiny, little isolated linux </text:span></text:p>
                <text:p><text:span text:style-name="T4">environments we can start and stop </text:span></text:p>
                <text:p><text:span text:style-name="T4">immediatel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7" draw:layer="layout" svg:width="26.582cm" svg:height="13.118cm" svg:x="1.524cm" svg:y="1.778cm">
          <draw:text-box>
            <text:p text:style-name="P1"><text:span text:style-name="T4">Manual testing demo #1.1</text:span></text:p>
            <text:list text:style-name="L1">
              <text:list-item>
                <text:p text:style-name="P1"><text:span text:style-name="T4">OWASP WebGoat: java app, so won't use </text:span></text:p>
                <text:p text:style-name="P1"><text:span text:style-name="T4">this as we dont want to celebrate 20 years of </text:span></text:p>
                <text:p text:style-name="P1"><text:span text:style-name="T4">out of memory error</text:span></text:p>
              </text:list-item>
              <text:list-item>
                <text:p text:style-name="P1"><text:span text:style-name="T4">Hackademic like WebGoat is testing ground</text:span></text:p>
                <text:list>
                  <text:list-item>
                    <text:p text:style-name="P1"><text:span text:style-name="T4">Unfortunately not working – had to fix it</text:span></text:p>
                  </text:list-item>
                  <text:list-item>
                    <text:p text:style-name="P1"><text:span text:style-name="T4">Mention google summer of code</text:span></text:p>
                  </text:list-item>
                  <text:list-item>
                    <text:p text:style-name="P1"><text:span text:style-name="T4">There is a playbook for hackademic in rep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7" draw:layer="layout" svg:width="28.284cm" svg:height="19.658cm" svg:x="0.224cm" svg:y="0.878cm">
          <draw:text-box>
            <text:p text:style-name="P1"><text:span text:style-name="T4">Manual testing demo #1.2</text:span></text:p>
            <text:list text:style-name="L1">
              <text:list-item>
                <text:p text:style-name="P1"><text:span text:style-name="T4">So instead I created couple of apps</text:span></text:p>
              </text:list-item>
              <text:list-item>
                <text:p text:style-name="P1"><text:span text:style-name="T4">But then decided that we don't want to learn</text:span></text:p>
                <text:p text:style-name="P1"><text:span text:style-name="T4">about vulnerabilities, but rather about </text:span></text:p>
                <text:p text:style-name="P1"><text:span text:style-name="T4">automation</text:span></text:p>
              </text:list-item>
              <text:list-item>
                <text:p text:style-name="P1"><text:span text:style-name="T4">So we've got “noapp” there (see urself sqli.php)</text:span></text:p>
              </text:list-item>
              <text:list-item>
                <text:p text:style-name="P1"><text:span text:style-name="T4">There is nothing good with this app – oh it works</text:span></text:p>
              </text:list-item>
              <text:list-item>
                <text:p text:style-name="P1"><text:span text:style-name="T4">Show webpage</text:span></text:p>
              </text:list-item>
              <text:list-item>
                <text:p text:style-name="P1"><text:span text:style-name="T4">Run OWASP ZAP – from scratch with param</text:span></text:p>
              </text:list-item>
              <text:list-item>
                <text:p text:style-name="P1"><text:span text:style-name="T4">Run simple test on sqli</text:span></text:p>
              </text:list-item>
              <text:list-item>
                <text:p text:style-name="P1"><text:span text:style-name="T4">Fix sqli problem and deploy_vulnerable</text:span></text:p>
              </text:list-item>
              <text:list-item>
                <text:p text:style-name="P1"><text:span text:style-name="T4">header('X-Frame-Options: DENY')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7" draw:layer="layout" svg:width="26.705cm" svg:height="14.753cm" svg:x="0.224cm" svg:y="1.678cm">
          <draw:text-box>
            <text:p text:style-name="P1"><text:span text:style-name="T4">Manual testing demo #2</text:span></text:p>
            <text:list text:style-name="L1">
              <text:list-item>
                <text:p text:style-name="P1"><text:span text:style-name="T4">Downloaded jenkins and dependency check</text:span></text:p>
              </text:list-item>
              <text:list-item>
                <text:p text:style-name="P1"><text:span text:style-name="T4">EEE_DEMO_2</text:span></text:p>
              </text:list-item>
              <text:list-item>
                <text:p text:style-name="P1"><text:span text:style-name="T4">./dependency-check.sh --noupdate </text:span></text:p>
                <text:p text:style-name="P1"><text:span text:style-name="T4">--project test_jenkins --format XML --out . </text:span></text:p>
                <text:p text:style-name="P1"><text:span text:style-name="T4">--scan ../jenkins/usr/lib/jenkins</text:span></text:p>
              </text:list-item>
              <text:list-item>
                <text:p text:style-name="P1"><text:span text:style-name="T4">WAR – WebApplicationARchive</text:span></text:p>
              </text:list-item>
              <text:list-item>
                <text:p text:style-name="P1"><text:span text:style-name="T4">NVD National Vulnerability Database</text:span></text:p>
              </text:list-item>
              <text:list-item>
                <text:p text:style-name="P1"><text:span text:style-name="T4">National Institute of Standard and Technolog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7" draw:layer="layout" svg:width="27.789cm" svg:height="16.388cm" svg:x="0.224cm" svg:y="1.678cm">
          <draw:text-box>
            <text:p text:style-name="P1"><text:span text:style-name="T4">Automation tools</text:span></text:p>
            <text:list text:style-name="L1">
              <text:list-item>
                <text:p text:style-name="P1"><text:span text:style-name="T4">Ansible: simple, easy to learn, crush complexity</text:span></text:p>
              </text:list-item>
              <text:list-item>
                <text:p text:style-name="P1"><text:span text:style-name="T4">Show ansible galaxy</text:span></text:p>
              </text:list-item>
              <text:list-item>
                <text:p text:style-name="P1"><text:span text:style-name="T4">Jenkins: scheduler with UI and many plugins</text:span></text:p>
                <text:p text:style-name="P1"><text:span text:style-name="T4">for CI</text:span></text:p>
              </text:list-item>
              <text:list-item>
                <text:p text:style-name="P1"><text:span text:style-name="T4">GoCD – like Jenkins, but instead of jobs it </text:span></text:p>
                <text:p text:style-name="P1"><text:span text:style-name="T4">focuses on whole pipelines and provides many</text:span></text:p>
                <text:p text:style-name="P1"><text:span text:style-name="T4">other high-level functionalities (maven vs ant)</text:span></text:p>
              </text:list-item>
              <text:list-item>
                <text:p text:style-name="P1"><text:span text:style-name="T4">Actually GoCD performed not that well on my</text:span></text:p>
                <text:p text:style-name="P1"><text:span text:style-name="T4">lab setup so sorry – not this ti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0" draw:text-style-name="P7" draw:layer="layout" svg:width="26.278cm" svg:height="8.213cm" svg:x="1.524cm" svg:y="1.778cm">
          <draw:text-box>
            <text:p text:style-name="P1"><text:span text:style-name="T4">Automated testing demo #1</text:span></text:p>
            <text:list text:style-name="L1">
              <text:list-item>
                <text:p text:style-name="P1"><text:span text:style-name="T4">Show jenkins playbooks</text:span></text:p>
              </text:list-item>
              <text:list-item>
                <text:p text:style-name="P1"><text:span text:style-name="T4">Run this playbook</text:span></text:p>
              </text:list-item>
              <text:list-item>
                <text:p text:style-name="P1"><text:span text:style-name="T4">Show running Jenkins</text:span></text:p>
              </text:list-item>
              <text:list-item>
                <text:p text:style-name="P1"><text:span text:style-name="T4">http://vm-jenkins.owasp.eee:8080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1" draw:text-style-name="P7" draw:layer="layout" svg:width="27.547cm" svg:height="14.753cm" svg:x="0.124cm" svg:y="1.778cm">
          <draw:text-box>
            <text:p text:style-name="P1"><text:span text:style-name="T4">Docker?</text:span></text:p>
            <text:list text:style-name="L1">
              <text:list-item>
                <text:p text:style-name="P1"><text:span text:style-name="T4">About Linux containers (solaris zones, lxc,</text:span></text:p>
                <text:p text:style-name="P1"><text:span text:style-name="T4">lxd, systemd-nspawn)</text:span></text:p>
              </text:list-item>
              <text:list-item>
                <text:p text:style-name="P1"><text:span text:style-name="T4">With containers we can create separated </text:span></text:p>
                <text:p text:style-name="P1"><text:span text:style-name="T4">Linux installations within seconds</text:span></text:p>
                <text:list>
                  <text:list-item>
                    <text:p text:style-name="P1"><text:span text:style-name="T4">With own libraries</text:span></text:p>
                  </text:list-item>
                  <text:list-item>
                    <text:p text:style-name="P1"><text:span text:style-name="T4">With own users</text:span></text:p>
                  </text:list-item>
                  <text:list-item>
                    <text:p text:style-name="P1"><text:span text:style-name="T4">e.g. only for one app</text:span></text:p>
                  </text:list-item>
                  <text:list-item>
                    <text:p text:style-name="P1"><text:span text:style-name="T4">Docker provides only 1 process per contain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2" draw:text-style-name="P7" draw:layer="layout" svg:width="26.278cm" svg:height="6.578cm" svg:x="0.124cm" svg:y="1.778cm">
          <draw:text-box>
            <text:p text:style-name="P1"><text:span text:style-name="T4">Docker registry?</text:span></text:p>
            <text:list text:style-name="L1">
              <text:list-item>
                <text:p text:style-name="P1"><text:span text:style-name="T4">Simply a containers' images repository</text:span></text:p>
              </text:list-item>
              <text:list-item>
                <text:p text:style-name="P1"><text:span text:style-name="T4">With git semantic (push/pull)</text:span></text:p>
              </text:list-item>
              <text:list-item>
                <text:p text:style-name="P1"><text:span text:style-name="T4">We can create our own private repo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3" draw:text-style-name="P6" draw:layer="layout" svg:width="27.556cm" svg:height="18.183cm" svg:x="0.024cm" svg:y="0.778cm">
          <draw:text-box>
            <text:p><text:span text:style-name="T4">Automated testing demo #2</text:span></text:p>
            <text:list text:style-name="L1">
              <text:list-item>
                <text:p><text:span text:style-name="T4">Deploy docker host:</text:span></text:p>
                <text:p><text:span text:style-name="T4"/></text:p>
              </text:list-item>
              <text:list-item>
                <text:p><text:span text:style-name="T5">ansible-playbook -i inventory/all plays/deploy_docker.yml --tag docker-engine</text:span></text:p>
              </text:list-item>
              <text:list-item>
                <text:p><text:span text:style-name="T4">Systemctl status docker</text:span></text:p>
              </text:list-item>
              <text:list-item>
                <text:p><text:span text:style-name="T4">Docker search owasp</text:span></text:p>
              </text:list-item>
              <text:list-item>
                <text:p><text:span text:style-name="T4">Docker pull …</text:span></text:p>
              </text:list-item>
              <text:list-item>
                <text:p><text:span text:style-name="T4">Docker images</text:span></text:p>
              </text:list-item>
              <text:list-item>
                <text:p><text:span text:style-name="T4">Run scan from vm-docker by creating new</text:span></text:p>
                <text:p><text:span text:style-name="T4">container: alias EEE_DEMO_2</text:span></text:p>
              </text:list-item>
              <text:list-item>
                <text:p><text:span text:style-name="T4">Docker rm zap I pokazać na stable</text:span></text:p>
              </text:list-item>
              <text:list-item>
                <text:p><text:span text:style-name="T4">Zap-cli <text:s/>Dockerfile + run EEE_DEMO_3</text:span></text:p>
              </text:list-item>
              <text:list-item>
                <text:p><text:span text:style-name="T4">pip install python-owasp-zap-v2.4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4" draw:text-style-name="P6" draw:layer="layout" svg:width="26.667cm" svg:height="5.939cm" svg:x="0.024cm" svg:y="1.778cm">
          <draw:text-box>
            <text:p><text:span text:style-name="T4">Automated testing demo #2</text:span></text:p>
            <text:list text:style-name="L1">
              <text:list-item>
                <text:p><text:span text:style-name="T4">Show zap python api project</text:span></text:p>
              </text:list-item>
              <text:list-item>
                <text:p><text:span text:style-name="T4">Opowiedzie o problemie z apikey I python ap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5" draw:text-style-name="P6" draw:layer="layout" svg:width="28.001cm" svg:height="19.223cm" svg:x="0.024cm" svg:y="0.278cm">
          <draw:text-box>
            <text:p><text:span text:style-name="T4">Automated testing demo #3</text:span></text:p>
            <text:list text:style-name="L1">
              <text:list-item>
                <text:p><text:span text:style-name="T4">Pokazać deploy docker-registry</text:span></text:p>
              </text:list-item>
              <text:list-item>
                <text:p><text:span text:style-name="T4">deploy_docker –tag docker-registry</text:span></text:p>
              </text:list-item>
              <text:list-item>
                <text:p><text:span text:style-name="T4">Wyjaśnić czemu statefull raczej w Vmce a nie w</text:span></text:p>
                <text:p><text:span text:style-name="T4">kontenerze dockerowym (ew. Systemd-nspawn </text:span></text:p>
                <text:p><text:span text:style-name="T4">lub lxc)</text:span></text:p>
              </text:list-item>
              <text:list-item>
                <text:p><text:span text:style-name="T4">Mention registryv1 and vs (distribution)</text:span></text:p>
              </text:list-item>
              <text:list-item>
                <text:p><text:span text:style-name="T4">Docker images</text:span></text:p>
              </text:list-item>
              <text:list-item>
                <text:p><text:span text:style-name="T6">Docker tag &lt;ID&gt; 127.0.0.1:5000/zap-cli</text:span></text:p>
              </text:list-item>
              <text:list-item>
                <text:p><text:span text:style-name="T6">Docker push 127.0.0.1:5000/zap-cli</text:span></text:p>
              </text:list-item>
              <text:list-item>
                <text:p><text:span text:style-name="T6">Searching? Problems with api:</text:span></text:p>
                <text:list>
                  <text:list-item>
                    <text:p><text:span text:style-name="T6">docker search 127.0.0.1:5000/zap</text:span></text:p>
                  </text:list-item>
                  <text:list-item>
                    <text:p><text:span text:style-name="T6">curl -X GET </text:span><text:span text:style-name="T6"><text:a xlink:href="http://localhost:5000/v1/search?q=zap" xlink:type="simple">http://localhost:5000/v1/search?q=zap</text:a></text:span></text:p>
                  </text:list-item>
                  <text:list-item>
                    <text:p><text:span text:style-name="T6">ls /var/lib/docker-registry/repositories/library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6" draw:text-style-name="P6" draw:layer="layout" svg:width="30.892cm" svg:height="16.535cm" svg:x="-0.076cm" svg:y="0.278cm">
          <draw:text-box>
            <text:p><text:span text:style-name="T4">Automated testing demo #3</text:span></text:p>
            <text:list text:style-name="L1">
              <text:list-item>
                <text:p><text:span text:style-name="T6">Pokazać I uruchomić EEE_DEMO_4</text:span></text:p>
              </text:list-item>
              <text:list-item>
                <text:p><text:span text:style-name="T4">Zainstalować dependency check:</text:span></text:p>
              </text:list-item>
              <text:list-item>
                <text:p><text:span text:style-name="T4">wget </text:span><text:span text:style-name="T4"><text:a xlink:href="http://192.168.122.14/dependency-" xlink:type="simple">http://192.168.122.14/dependency-</text:a></text:span></text:p>
              </text:list-item>
              <text:list-item>
                <text:p><text:span text:style-name="T4">check-1.3.1-release.zip</text:span></text:p>
              </text:list-item>
              <text:list-item>
                <text:p><text:span text:style-name="T4">/opt/dependency-check/test, unzip, </text:span></text:p>
              </text:list-item>
              <text:list-item>
                <text:p><text:span text:style-name="T4">mkdir /opt/dependency-check/scan-jobs</text:span></text:p>
              </text:list-item>
              <text:list-item>
                <text:p><text:span text:style-name="T4">Exit, docker ps -a, <text:s/></text:span></text:p>
              </text:list-item>
              <text:list-item>
                <text:p><text:span text:style-name="T6">docker commit &lt;id&gt; owasp/dependency-check-new</text:span></text:p>
              </text:list-item>
              <text:list-item>
                <text:p><text:span text:style-name="T6">docker tag &lt;im_id&gt; 127.0.0.1:5000/dependency-check-new</text:span></text:p>
              </text:list-item>
              <text:list-item>
                <text:p><text:span text:style-name="T6">docker push 127.0.0.1:5000/dependency-check-new</text:span></text:p>
              </text:list-item>
              <text:list-item>
                <text:p><text:span text:style-name="T6">EEE_DEMO_5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7" draw:text-style-name="P6" draw:layer="layout" svg:width="28.753cm" svg:height="12.893cm" svg:x="-0.076cm" svg:y="0.278cm">
          <draw:text-box>
            <text:p><text:span text:style-name="T4">Automated testing demo #4</text:span></text:p>
            <text:list text:style-name="L1">
              <text:list-item>
                <text:p><text:span text:style-name="T6">Pokazać czystą instalację jenkinsa na Vmce</text:span></text:p>
              </text:list-item>
              <text:list-item>
                <text:p><text:span text:style-name="T4">Pokazać playbooka I opisać</text:span></text:p>
              </text:list-item>
              <text:list-item>
                <text:p><text:span text:style-name="T4">Uruchomić deploy_jenkins z tagiem</text:span></text:p>
              </text:list-item>
              <text:list-item>
                <text:p><text:span text:style-name="T4">Wskoczyć w jenkinsa I puścić oba testy I</text:span></text:p>
                <text:p><text:span text:style-name="T4">pokazać wyniki</text:span></text:p>
              </text:list-item>
              <text:list-item>
                <text:p><text:span text:style-name="T4">Omówić</text:span></text:p>
                <text:list>
                  <text:list-item>
                    <text:p><text:span text:style-name="T4">dependency check trwa długo – może daily job?</text:span></text:p>
                  </text:list-item>
                  <text:list-item>
                    <text:p><text:span text:style-name="T4">Skanowanie zapem ma sens gdy targeted 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8" draw:text-style-name="P6" draw:layer="layout" svg:width="29.144cm" svg:height="10.049cm" svg:x="-0.076cm" svg:y="0.278cm">
          <draw:text-box>
            <text:p><text:span text:style-name="T4">Docker inside docker pros and cons</text:span></text:p>
            <text:list text:style-name="L1">
              <text:list-item>
                <text:p><text:span text:style-name="T6">Omówić architekturę jenkinsa</text:span></text:p>
              </text:list-item>
              <text:list-item>
                <text:p><text:span text:style-name="T4">Jenkins nodes as docker containers?</text:span></text:p>
              </text:list-item>
              <text:list-item>
                <text:p><text:span text:style-name="T4">Should jenkins nodes run own docker containers?</text:span></text:p>
              </text:list-item>
              <text:list-item>
                <text:p><text:span text:style-name="T4">This might be ok, but it's complicated</text:span></text:p>
              </text:list-item>
              <text:list-item>
                <text:p><text:span text:style-name="T4">Maybe instead some docker orchestration? </text:span></text:p>
                <text:p><text:span text:style-name="T4">Paa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9" draw:text-style-name="P6" draw:layer="layout" svg:width="28.2cm" svg:height="15.737cm" svg:x="-0.076cm" svg:y="0.278cm">
          <draw:text-box>
            <text:p><text:span text:style-name="T4">What about false negatives / positives?</text:span></text:p>
            <text:list text:style-name="L1">
              <text:list-item>
                <text:p><text:span text:style-name="T6">We never know ;)</text:span></text:p>
              </text:list-item>
              <text:list-item>
                <text:p><text:span text:style-name="T4">We might use other tools to confirm </text:span></text:p>
                <text:p><text:span text:style-name="T4">(ask another doctor about your illness)</text:span></text:p>
              </text:list-item>
              <text:list-item>
                <text:p><text:span text:style-name="T4">We might re-run tests</text:span></text:p>
              </text:list-item>
              <text:list-item>
                <text:p><text:span text:style-name="T4">We might code our way out via creating </text:span></text:p>
                <text:p><text:span text:style-name="T4">database and scoring system</text:span></text:p>
              </text:list-item>
              <text:list-item>
                <text:p><text:span text:style-name="T4">SLIDE</text:span></text:p>
              </text:list-item>
              <text:list-item>
                <text:p><text:span text:style-name="T4">And this is what OWASP Benchamrk is all about</text:span></text:p>
              </text:list-item>
              <text:list-item>
                <text:p><text:span text:style-name="T4">SLIDE</text:span></text:p>
              </text:list-item>
              <text:list-item>
                <text:p><text:span text:style-name="T4">It's not rdy yet ;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0" draw:text-style-name="P6" draw:layer="layout" svg:width="27.789cm" svg:height="17.159cm" svg:x="-0.076cm" svg:y="0.278cm">
          <draw:text-box>
            <text:p><text:span text:style-name="T6">Summary</text:span></text:p>
            <text:list text:style-name="L1">
              <text:list-item>
                <text:p><text:span text:style-name="T4">Scanning on every change? Maybe with other </text:span></text:p>
                <text:p><text:span text:style-name="T4">tools or in narrower spectrum</text:span></text:p>
              </text:list-item>
              <text:list-item>
                <text:p><text:span text:style-name="T4">Security-scanning rather on daily / hourly basis</text:span></text:p>
              </text:list-item>
              <text:list-item>
                <text:p><text:span text:style-name="T4">Good compromise? deploy unsecure and fix it </text:span></text:p>
                <text:p><text:span text:style-name="T4">next day - <text:s/>that's for CD</text:span></text:p>
              </text:list-item>
              <text:list-item>
                <text:p><text:span text:style-name="T4">It's easy with targeted URLs.. but when we're</text:span></text:p>
                <text:p><text:span text:style-name="T4">spidering... it's time-taking</text:span></text:p>
              </text:list-item>
              <text:list-item>
                <text:p><text:span text:style-name="T4">SLIDE</text:span></text:p>
              </text:list-item>
              <text:list-item>
                <text:p><text:span text:style-name="T4">Classical pentesting is just must-have (or</text:span></text:p>
                <text:p><text:span text:style-name="T4">bug-bounty). Do you think that automation tools</text:span></text:p>
                <text:p><text:span text:style-name="T4">would find 0-day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6:35:24.065896418</meta:creation-date>
    <dc:date>2015-10-06T17:03:49.453942905</dc:date>
    <meta:editing-duration>P1DT1H1M30S</meta:editing-duration>
    <meta:editing-cycles>11</meta:editing-cycles>
    <meta:generator>LibreOffice/4.3.7.2$Linux_X86_64 LibreOffice_project/430$Build-2</meta:generator>
    <meta:document-statistic meta:object-count="78"/>
  </office:meta>
</office:document-meta>
</file>